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P5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6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auto" fo:background-color="#ffffff"/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9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text-properties fo:background-color="#ffffff"/>
    </style:style>
    <style:style style:name="P12" style:family="paragraph" style:parent-style-name="Standard">
      <style:text-properties fo:background-color="#fff200"/>
    </style:style>
    <style:style style:name="P13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14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15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16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17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18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19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20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2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22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23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24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25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26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27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28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29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0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1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2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33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4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5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6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7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P38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39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40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4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P4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fo:background-color="#fff200" style:font-name-asian="Times New Roman1" style:font-size-asian="13.5pt" style:language-asian="en" style:country-asian="IN" style:font-name-complex="Courier New2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T2" style:family="text"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3" style:family="text">
      <style:text-properties fo:color="#000000" style:font-name="Times New Roman" fo:font-size="13.5pt" fo:background-color="#fff200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re Java: Part 1<text:bookmark text:name="_GoBack"/></text:p>
      <text:p text:style-name="P7">Which of the following are keywords in Java programming language</text:p>
      <text:list xml:id="list262572774" text:style-name="WWNum1">
        <text:list-item>
          <text:p text:style-name="P13">a) public</text:p>
        </text:list-item>
        <text:list-item>
          <text:p text:style-name="P21">b) static</text:p>
        </text:list-item>
        <text:list-item>
          <text:p text:style-name="P21">c) void</text:p>
        </text:list-item>
        <text:list-item>
          <text:p text:style-name="P27">d) main</text:p>
        </text:list-item>
        <text:list-item>
          <text:p text:style-name="P33">e) scope</text:p>
        </text:list-item>
      </text:list>
      <text:p text:style-name="P7">Consider the code</text:p>
      <text:p text:style-name="P4">private static void printTotal(int i, int j) {</text:p>
      <text:p text:style-name="P4">int sum = i + j;</text:p>
      <text:p text:style-name="P4">System.out.println("This program performs addition " +</text:p>
      <text:p text:style-name="P4">"using two numbers supplied.");</text:p>
      <text:p text:style-name="P4">System.out.println("The two numbers and the sum: " +</text:p>
      <text:p text:style-name="P4">i + " + " + j + " = " + sum);</text:p>
      <text:p text:style-name="P4">}</text:p>
      <text:p text:style-name="P8">In the above code which of the following define local variables:</text:p>
      <text:list xml:id="list3970145413" text:style-name="WWNum2">
        <text:list-item>
          <text:p text:style-name="P18">a) i, j only.</text:p>
        </text:list-item>
        <text:list-item>
          <text:p text:style-name="P28">b) sum only.</text:p>
        </text:list-item>
        <text:list-item>
          <text:p text:style-name="P22">c) i, j and sum.</text:p>
        </text:list-item>
        <text:list-item>
          <text:p text:style-name="P34">d) There are no local variables.</text:p>
        </text:list-item>
      </text:list>
      <text:p text:style-name="P7">Which of the following are correct regarding Java variables</text:p>
      <text:list xml:id="list699674586" text:style-name="WWNum3">
        <text:list-item>
          <text:p text:style-name="P19">a) The default value for boolean variable is: true.</text:p>
        </text:list-item>
        <text:list-item>
          <text:p text:style-name="P29">b) A literal and a variable are the same.</text:p>
        </text:list-item>
        <text:list-item>
          <text:p text:style-name="P32"><text:span text:style-name="T2">c</text:span><text:span text:style-name="T3">) This is a valid variable declaration: int _52 = 52;</text:span></text:p>
        </text:list-item>
        <text:list-item>
          <text:p text:style-name="P38">d) This is a valid instance variable declaration: int i, j = 10;</text:p>
        </text:list-item>
      </text:list>
      <text:p text:style-name="P7">Consider the code:</text:p>
      <text:p text:style-name="P4">// This program prints text and an integer number.</text:p>
      <text:p text:style-name="P4">public class YearPrinter {</text:p>
      <text:p text:style-name="P4">public static void main(String [] args) {</text:p>
      <text:p text:style-name="P4">int year= 2013;</text:p>
      <text:p text:style-name="P4">System.out.println("This year is: " + year);</text:p>
      <text:p text:style-name="P4">}</text:p>
      <text:p text:style-name="P4">}</text:p>
      <text:p text:style-name="P8">Which of the following are correct of the above code:</text:p>
      <text:list xml:id="list4205458055" text:style-name="WWNum4">
        <text:list-item>
          <text:p text:style-name="P14"><text:soft-page-break/>a) “year” is a numeric variable.</text:p>
        </text:list-item>
        <text:list-item>
          <text:p text:style-name="P23">b) ‘System.out.println(“This year is: ” + year);’ is a statement.</text:p>
        </text:list-item>
        <text:list-item>
          <text:p text:style-name="P23">c) “YearPrinter” is the name of a class.</text:p>
        </text:list-item>
        <text:list-item>
          <text:p text:style-name="P23">d) “main” is the name of a method.</text:p>
        </text:list-item>
        <text:list-item>
          <text:p text:style-name="P39">e) “//” is used to write a comment within a class.</text:p>
        </text:list-item>
      </text:list>
      <text:p text:style-name="P3"><text:span text:style-name="T1">Q 5 :</text:span><text:span text:style-name="T2"> </text:span><text:span text:style-name="T1">Which of the following code snippets correctly show statement “blocks”</text:span></text:p>
      <text:p text:style-name="P8">a.</text:p>
      <text:p text:style-name="P4">public int calculate(int a, int b) {</text:p>
      <text:p text:style-name="P4">int c = a + b;</text:p>
      <text:p text:style-name="P4">System.out.println("a+b = " + c);</text:p>
      <text:p text:style-name="P4">return c;</text:p>
      <text:p text:style-name="P4">}</text:p>
      <text:p text:style-name="P8">b.</text:p>
      <text:p text:style-name="P4">String a = "Java";</text:p>
      <text:p text:style-name="P4">String b = "programming";</text:p>
      <text:p text:style-name="P4">String c = "Java programming";</text:p>
      <text:p text:style-name="P4">if (c.equals(a + b)) {</text:p>
      <text:p text:style-name="P4">System.out.println("Java programming"); // prints Java programming</text:p>
      <text:p text:style-name="P4">}</text:p>
      <text:p text:style-name="P8">c.</text:p>
      <text:p text:style-name="P4">{</text:p>
      <text:p text:style-name="P4">Object object = null;</text:p>
      <text:p text:style-name="P4">}</text:p>
      <text:p text:style-name="P9">d.</text:p>
      <text:p text:style-name="P42">Integer i = null;</text:p>
      <text:p text:style-name="P42">try {</text:p>
      <text:p text:style-name="P42">i = new Integer("56");</text:p>
      <text:p text:style-name="P42">}</text:p>
      <text:p text:style-name="P42">catch(NumberFormatException nfe) {</text:p>
      <text:p text:style-name="P42">nfe.printStackTrace();</text:p>
      <text:p text:style-name="P42">}</text:p>
      <text:p text:style-name="P7">To create a Java application which of the following are required</text:p>
      <text:list xml:id="list2402806862" text:style-name="WWNum5">
        <text:list-item>
          <text:p text:style-name="P15">a) A source code file.</text:p>
        </text:list-item>
        <text:list-item>
          <text:p text:style-name="P24">b) Java programming language compiler.</text:p>
        </text:list-item>
        <text:list-item>
          <text:p text:style-name="P24">c) A text editor or an IDE.</text:p>
        </text:list-item>
        <text:list-item>
          <text:p text:style-name="P40"><text:soft-page-break/>d) The Java application launcer.</text:p>
        </text:list-item>
      </text:list>
      <text:p text:style-name="P7">Consider the code</text:p>
      <text:p text:style-name="P4">public class YearPrinter {</text:p>
      <text:p text:style-name="P4">public static void main(String [] args) {</text:p>
      <text:p text:style-name="P4">new YearPrinter().printIt();</text:p>
      <text:p text:style-name="P4">}</text:p>
      <text:p text:style-name="P4">private void printIt() {</text:p>
      <text:p text:style-name="P4">int year= 2013;</text:p>
      <text:p text:style-name="P4">System.out.println("This year is: " + year);</text:p>
      <text:p text:style-name="P4">}</text:p>
      <text:p text:style-name="P4"/>
      <text:p text:style-name="P4">}</text:p>
      <text:p text:style-name="P8">Which one of the following is correct after the above is compiled and run:</text:p>
      <text:list xml:id="list2238467432" text:style-name="WWNum6">
        <text:list-item>
          <text:p text:style-name="P20">a) There is a compile time error.</text:p>
        </text:list-item>
        <text:list-item>
          <text:p text:style-name="P25">b) The program prints “The year is: 2013”.</text:p>
        </text:list-item>
        <text:list-item>
          <text:p text:style-name="P35">c) There is a runtime error.</text:p>
        </text:list-item>
      </text:list>
      <text:p text:style-name="P7">Consider the code</text:p>
      <text:p text:style-name="P4">package mypackage;</text:p>
      <text:p text:style-name="P4"/>
      <text:p text:style-name="P4">public class ClassA {</text:p>
      <text:p text:style-name="P4">public static void main(String [] args) {</text:p>
      <text:p text:style-name="P4">new ClassA().doThis();</text:p>
      <text:p text:style-name="P4">}</text:p>
      <text:p text:style-name="P4">public void doThis() {</text:p>
      <text:p text:style-name="P4">System.out.println("Running the ClassA class.");</text:p>
      <text:p text:style-name="P4">}</text:p>
      <text:p text:style-name="P4">}</text:p>
      <text:p text:style-name="P8">Assume that the ClassA.java is in the current directory. And, all the Java commands are run from the current directory. Which of the following are correct:</text:p>
      <text:p text:style-name="P5"/>
      <text:list xml:id="list1786001035" text:style-name="WWNum7">
        <text:list-item>
          <text:p text:style-name="P16">a) The command “javac -d . ClassA.java” at command prompt creates a directory called mypackage, and ClassA.class file within that directory.</text:p>
        </text:list-item>
        <text:list-item>
          <text:p text:style-name="P26">b) The above class can be run at the command prompt using the command “java mypackage.ClassA”.</text:p>
        </text:list-item>
        <text:list-item>
          <text:p text:style-name="P30">c) The above class can be run at the command prompt using the command “java ClassA”.</text:p>
        </text:list-item>
        <text:list-item>
          <text:p text:style-name="P36"><text:soft-page-break/>d) The above class can be run at the command prompt using the command “java ClassA.class”.</text:p>
        </text:list-item>
      </text:list>
      <text:p text:style-name="P7">The package and import statements must be specified before a class definition within a class file</text:p>
      <text:p text:style-name="P3"><text:span text:style-name="T3">True </text:span><text:span text:style-name="T2">or false:</text:span></text:p>
      <text:p text:style-name="P7">Consider the following two Java classes</text:p>
      <text:p text:style-name="P4">ProgramA.java:</text:p>
      <text:p text:style-name="P4"/>
      <text:p text:style-name="P4">import java.util.ArrayList;</text:p>
      <text:p text:style-name="P4">public class ProgramA {</text:p>
      <text:p text:style-name="P4"/>
      <text:p text:style-name="P4">public static void main (String [] rrr) {</text:p>
      <text:p text:style-name="P4">ArrayList&lt;String&gt; list1 = new ArrayList&lt;String&gt;();</text:p>
      <text:p text:style-name="P4">list1.add("element 1");</text:p>
      <text:p text:style-name="P4">System.out.println("An element is added to the array list.");</text:p>
      <text:p text:style-name="P4">}</text:p>
      <text:p text:style-name="P4">}</text:p>
      <text:p text:style-name="P4"/>
      <text:p text:style-name="P4">ProgramB.java:</text:p>
      <text:p text:style-name="P4"/>
      <text:p text:style-name="P4">public class ProgramB {</text:p>
      <text:p text:style-name="P4"/>
      <text:p text:style-name="P4">public static void main (String [] args) {</text:p>
      <text:p text:style-name="P4">java.util.ArrayList&lt;String&gt; list = new java.util.ArrayList&lt;String&gt;();</text:p>
      <text:p text:style-name="P4">list.add("element 1");</text:p>
      <text:p text:style-name="P4">System.out.println("An element is added to the array list.");</text:p>
      <text:p text:style-name="P4">}</text:p>
      <text:p text:style-name="P4">}</text:p>
      <text:p text:style-name="P8">Which of the following are correct of the above two classes:</text:p>
      <text:list xml:id="list4051081225" text:style-name="WWNum8">
        <text:list-item>
          <text:p text:style-name="P17">a) Both ProgramA and ProgramB compile, run and print “An element is added to the arraylist .”.</text:p>
        </text:list-item>
        <text:list-item>
          <text:p text:style-name="P31">b) Only ProgramA compiles, runs and prints “An element is added to the arraylist .”.</text:p>
        </text:list-item>
        <text:list-item>
          <text:p text:style-name="P31">c) Only ProgramB compiles, runs and print “An element is added to the arraylist .”.</text:p>
        </text:list-item>
        <text:list-item>
          <text:p text:style-name="P37">d) Both ProgramA and ProgramB fail to compile and run.</text:p>
        </text:list-item>
      </text:list>
      <text:p text:style-name="Standard"><text:soft-page-break/></text:p>
      <text:p text:style-name="Standard"/>
      <text:p text:style-name="Standard"/>
      <text:p text:style-name="P10">Which of the following is not introduced with Java 8?</text:p>
      <text:p text:style-name="Standard">a) Stream API</text:p>
      <text:p text:style-name="Standard">b) <text:span text:style-name="T4">Serialization</text:span></text:p>
      <text:p text:style-name="Standard">c) Spliterator</text:p>
      <text:p text:style-name="Standard">d) Lambda Expression</text:p>
      <text:p text:style-name="Standard"/>
      <text:p text:style-name="Standard"/>
      <text:p text:style-name="P10">What is the purpose of BooleanSupplier function interface?</text:p>
      <text:p text:style-name="P1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Standard"/>
      <text:p text:style-name="P10">What is the return type of lambda expression?</text:p>
      <text:p text:style-name="Standard">a) String</text:p>
      <text:p text:style-name="Standard">b) Object</text:p>
      <text:p text:style-name="P1">c) void</text:p>
      <text:p text:style-name="P2">d) Function</text:p>
      <text:p text:style-name="Standard"/>
      <text:p text:style-name="P10">Which is the new method introduced in java 8 to iterate over a collection?</text:p>
      <text:p text:style-name="Standard">a) for (String i : StringList)</text:p>
      <text:p text:style-name="P2">b) foreach (String i : StringList)</text:p>
      <text:p text:style-name="P1">c) StringList.forEach()</text:p>
      <text:p text:style-name="Standard">d) List.for()</text:p>
      <text:p text:style-name="Standard"/>
      <text:p text:style-name="P10">What are the two types of Streams offered by java 8?</text:p>
      <text:p text:style-name="P1">a) sequential and parallel</text:p>
      <text:p text:style-name="Standard">b) sequential and random</text:p>
      <text:p text:style-name="Standard"><text:soft-page-break/>c) parallel and random</text:p>
      <text:p text:style-name="Standard">d) random and synchronized</text:p>
      <text:p text:style-name="Standard"/>
      <text:p text:style-name="Standard"/>
      <text:p text:style-name="P10">Which feature of java 8 enables us to create a work stealing thread pool using all available processors at its target?</text:p>
      <text:p text:style-name="Standard">a) workPool</text:p>
      <text:p text:style-name="P1">b) newWorkStealingPool</text:p>
      <text:p text:style-name="Standard">c) threadPool</text:p>
      <text:p text:style-name="Standard">d) workThreadPool</text:p>
      <text:p text:style-name="Standard"/>
      <text:p text:style-name="P10">What does Files.lines(Path path) do?</text:p>
      <text:p text:style-name="Standard">a) It reads all the files at the path specified as a String</text:p>
      <text:p text:style-name="P1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Standard"/>
      <text:p text:style-name="P10">What is Optional object used for?</text:p>
      <text:p text:style-name="Standard">a) Optional is used for optional runtime argument</text:p>
      <text:p text:style-name="Standard">b) Optional is used for optional spring profile</text:p>
      <text:p text:style-name="Standard">c) Optional is used to represent null with absent value</text:p>
      <text:p text:style-name="P1">d) Optional means it’s not mandatory for method to return object</text:p>
      <text:p text:style-name="Standard"/>
      <text:p text:style-name="P10">What is the substitute of Rhino javascript engine in Java 8?</text:p>
      <text:p text:style-name="P1">a) Nashorn</text:p>
      <text:p text:style-name="Standard">b) V8</text:p>
      <text:p text:style-name="Standard">c) Inscript</text:p>
      <text:p text:style-name="Standard">d) Narcissus</text:p>
      <text:p text:style-name="Standard"/>
      <text:p text:style-name="P10">What does SAM stand for in the context of Functional Interface?</text:p>
      <text:p text:style-name="Standard">a) Single Ambivalue Method</text:p>
      <text:p text:style-name="P1">b) Single Abstract Method</text:p>
      <text:p text:style-name="Standard"><text:soft-page-break/>c) Simple Active Markup</text:p>
      <text:p text:style-name="Standard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anta Sarma</meta:initial-creator>
    <meta:editing-cycles>5</meta:editing-cycles>
    <meta:creation-date>2019-03-26T11:33:00</meta:creation-date>
    <dc:date>2019-03-27T10:17:41.957075029</dc:date>
    <meta:editing-duration>PT20M37S</meta:editing-duration>
    <meta:generator>LibreOffice/6.0.7.3$Linux_X86_64 LibreOffice_project/00m0$Build-3</meta:generator>
    <meta:document-statistic meta:table-count="0" meta:image-count="0" meta:object-count="0" meta:page-count="7" meta:paragraph-count="174" meta:word-count="1034" meta:character-count="5741" meta:non-whitespace-character-count="49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